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gauche"><text:span text:style-name="T1">datalove</text:span><text:line-break/>réussit la traversée la transe<text:line-break/>percée de la membrane policière<text:line-break/>mets ta <text:span text:style-name="T1">datalove</text:span><text:line-break/>prends soin des langues<text:line-break/>mon ange mon âge à corps et à cri<text:line-break/>en corps de texte<text:line-break/>ceci est mon encre polarisée<text:line-break/>à la réflexion descriptive<text:line-break/>à la description réflexive<text:line-break/><text:line-break/>&lt;onomatopée&gt;badaboum&lt;/onomatopée&gt;</text:p>
      <text:p text:style-name="Standard_20_gauche"/>
      <text:p text:style-name="Standard_20_gauche">s'échappent et se répandent<text:line-break/>s'épanchent et se répondent<text:line-break/>les images pas sages les reflets<text:line-break/>du futur miroité dans les brumes de maintenant<text:line-break/>des ors des os désordre<text:line-break/>des refus d'ordre mon colon mon colonel<text:line-break/>nous ne sommes pas à cours de munition<text:line-break/>munissons-nous munissez-vous d'imagination<text:line-break/>des chargeurs de syllabes en quantité<text:line-break/>le clic-clac engage le morphème dans la culasse<text:line-break/>tu étais las dans la mélasse<text:line-break/>tu n'étais que toi dans la poisse<text:line-break/>tu étais lasse sans la méta<text:line-break/>physique donnée ni langue<text:line-break/>désormais tu as jailli au-delà<text:line-break/>de la brisure du joint mûr<text:line-break/>en balade cavalcade sur la voie lactée<text:line-break/>une voix laiteuse dans le baladeur<text:line-break/>y a pas d'erreur y a même plus d'heure<text:line-break/>mais de l'amour des données everywhere<text:line-break/>mais du <text:span text:style-name="T1">datalove</text:span> partout<text:line-break/>et les zéros rosissent et les uns se dressent<text:line-break/>les données se croisent croissent et se multiplient<text:line-break/>se mélangent se remixent s'enlacent se combinatoirent<text:line-break/>se hissent pour voir<text:line-break/>se tissent en tissus de racontars<text:line-break/>textures d'histoires<text:line-break/>il sera une fois<text:line-break/>des côtés sans murs des bordures sans frontières<text:line-break/>attention chutes de dictatures<text:line-break/>attention dataïcide en cours la déchiqueteuse tente l'amnésie<text:line-break/>et la rue improvise une open archive initiative<text:line-break/>il sera encore une fois une deuxième fois<text:line-break/>et une autre<text:line-break/>l'histoire toujours renaît de ses cendres<text:line-break/>les idéologies observent avec envies<text:line-break/>impuissantes<text:line-break/>les récits mettre en scène oppressions et résistances<text:line-break/>la victoire est une suite rebondissante de défaites<text:line-break/>il n'a rarement été autant ce printemps<text:line-break/>où bourgeonne<text:line-break/><text:span text:style-name="T1">datalov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Ubuntu" fo:font-size="12pt" fo:language="fr" fo:country="CH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buntu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1_20_bibliogen" style:display-name="Titre 1 bibliogen" style:family="paragraph" style:parent-style-name="Standard" style:next-style-name="Standard_20_bibliogen" style:class="text" style:master-page-name="">
      <style:paragraph-properties fo:margin-top="0.101cm" fo:margin-bottom="0.199cm" style:page-number="auto"/>
      <style:text-properties fo:font-size="11pt" style:text-underline-style="solid" style:text-underline-width="auto" style:text-underline-color="font-color" fo:font-weight="bold"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</style:style>
    <style:style style:name="Titre_20_1_20_note" style:display-name="Titre 1 note" style:family="paragraph" style:parent-style-name="Titre_20_1_20_bibliogen" style:next-style-name="Standard_20_note" style:class="text" style:master-page-name="">
      <style:paragraph-properties style:page-number="auto"/>
      <style:text-properties style:font-size-asian="10.5pt"/>
    </style:style>
    <style:style style:name="Standard_20_12-1.5" style:display-name="Standard 12-1.5" style:family="paragraph" style:parent-style-name="Standard" style:class="text" style:master-page-name="">
      <style:paragraph-properties fo:line-height="150%" style:page-number="auto"/>
      <style:text-properties fo:font-size="12pt" style:font-size-asian="10.5pt" style:font-size-complex="12pt"/>
    </style:style>
    <style:style style:name="Titre_20_1_20_12-1.5" style:display-name="Titre 1 12-1.5" style:family="paragraph" style:parent-style-name="Standard_20_12-1.5" style:next-style-name="Standard_20_12-1.5" style:class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blogigor_023_datalove<text:tab/><text:tab/>date</text:p>
      </style:header>
      <style:footer>
        <text:p text:style-name="Footer"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6T20:06:24</meta:creation-date>
    <dc:title>prise2notes</dc:title>
    <meta:editing-duration>PT40M29S</meta:editing-duration>
    <meta:editing-cycles>3</meta:editing-cycles>
    <meta:generator>LibreOffice/3.3$Linux LibreOffice_project/330m19$Build-8</meta:generator>
    <meta:initial-creator>iGor </meta:initial-creator>
    <dc:date>2011-03-06T21:48:04</dc:date>
    <dc:creator>iGor </dc:creator>
    <meta:document-statistic meta:table-count="0" meta:image-count="0" meta:object-count="0" meta:page-count="1" meta:paragraph-count="4" meta:word-count="290" meta:character-count="1782"/>
    <meta:template xlink:type="simple" xlink:actuate="onRequest" xlink:title="prise2notes" xlink:href="../../../../../Modèles/prise2notes.ott" meta:date="2011-03-06T20:06:22"/>
  </office:meta>
</office:document-meta>
</file>